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6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6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6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6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uestionario Scrum</text:p>
          </table:table-cell>
          <table:table-cell table:style-name="ce16" office:value-type="date" office:date-value="2013-09-03">
            <text:p>2013-09-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: RomanNumbers</text:p>
          </table:table-cell>
          <table:table-cell table:style-name="ce16" office:value-type="date" office:date-value="2013-09-18">
            <text:p>2013-09-18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ata 2: Fizz Buzz</text:p>
          </table:table-cell>
          <table:table-cell table:style-name="ce16" office:value-type="date" office:date-value="2013-09-08">
            <text:p>2013-09-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<text:s/>“Domain Driven Design”</text:p>
          </table:table-cell>
          <table:table-cell table:style-name="ce16" office:value-type="date" office:date-value="2013-09-17">
            <text:p>2013-09-17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“VSM y User Stories”</text:p>
          </table:table-cell>
          <table:table-cell table:style-name="ce16" office:value-type="date" office:date-value="2013-09-17">
            <text:p>2013-09-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table:style-name="ce16"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Retrospectiva</text:p>
          </table:table-cell>
          <table:table-cell table:style-name="ce16" office:value-type="date" office:date-value="2013-09-20">
            <text:p>2013-09-2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kata de git</text:p>
          </table:table-cell>
          <table:table-cell table:style-name="ce16" office:value-type="date" office:date-value="2013-09-23">
            <text:p>2013-09-23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is kata</text:p>
          </table:table-cell>
          <table:table-cell table:style-name="ce16" office:value-type="date" office:date-value="2013-09-22">
            <text:p>2013-09-22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ermutation kata</text:p>
          </table:table-cell>
          <table:table-cell table:style-name="ce16"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“Capitulo Pronosticar no es Predecir”</text:p>
          </table:table-cell>
          <table:table-cell table:style-name="ce16" office:value-type="date" office:date-value="2013-09-29">
            <text:p>2013-09-2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Kata ahorcado</text:p>
          </table:table-cell>
          <table:table-cell table:style-name="ce16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erificar Ambiente</text:p>
          </table:table-cell>
          <table:table-cell table:style-name="ce16" office:value-type="date" office:date-value="2013-09-30">
            <text:p>2013-09-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orientativo de padrino</text:p>
          </table:table-cell>
          <table:table-cell table:style-name="ce16" office:value-type="date" office:date-value="2013-10-06">
            <text:p>2013-10-06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Video Project Bootstrap</text:p>
          </table:table-cell>
          <table:table-cell table:style-name="ce16" office:value-type="date" office:date-value="2013-10-06">
            <text:p>2013-10-06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odificar aplicacion Job Vacancy</text:p>
          </table:table-cell>
          <table:table-cell table:style-name="ce16" office:value-type="date" office:date-value="2013-10-07">
            <text:p>2013-10-07</text:p>
          </table:table-cell>
          <table:table-cell office:value-type="float" office:value="180">
            <text:p>180</text:p>
          </table:table-cell>
          <table:table-cell table:number-columns-repeated="1020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Lectura <text:s/>“Continuous Integration”</text:p>
          </table:table-cell>
          <table:table-cell table:style-name="ce16" office:value-type="date" office:date-value="2013-10-16">
            <text:p>2013-10-1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cuestionario Integracion Continua</text:p>
          </table:table-cell>
          <table:table-cell table:style-name="ce16" office:value-type="date" office:date-value="2013-10-16">
            <text:p>2013-10-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 table:style-name="ce15" office:value-type="string">
            <text:p>Diferencia entre los patrones Layers y Tiers</text:p>
          </table:table-cell>
          <table:table-cell table:style-name="ce16" office:value-type="date" office:date-value="2013-10-20">
            <text:p>2013-10-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4">
            <text:p>24</text:p>
          </table:table-cell>
          <table:table-cell table:style-name="ce15" office:value-type="string">
            <text:p>Atributos-de-calidad</text:p>
          </table:table-cell>
          <table:table-cell table:style-name="ce16" office:value-type="date" office:date-value="2013-10-21">
            <text:p>2013-10-2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oner nombre a Proyecto, crear proyecto en Trello, cargar Stories, Crear proyecto en Github y poner proyecto base</text:p>
          </table:table-cell>
          <table:table-cell table:style-name="ce16" office:value-type="date" office:date-value="2013-10-28">
            <text:p>2013-10-28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Redactar de forma correcta las 3 stories, Condiciones de aceptacion y prototipo de pantalla</text:p>
          </table:table-cell>
          <table:table-cell table:style-name="ce16" office:value-type="date" office:date-value="2013-10-29">
            <text:p>2013-10-29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Crear correspondientes Feature de las Stories</text:p>
          </table:table-cell>
          <table:table-cell table:style-name="ce16" office:value-type="date" office:date-value="2013-10-30">
            <text:p>2013-10-3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rear story Iniciar Sesion</text:p>
          </table:table-cell>
          <table:table-cell table:style-name="ce16" office:value-type="date" office:date-value="2013-11-03">
            <text:p>2013-11-03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table:number-columns-repeated="1019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Crear story Alta Alumno</text:p>
          </table:table-cell>
          <table:table-cell table:style-name="ce16" office:value-type="date" office:date-value="2013-11-04">
            <text:p>2013-11-04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18:22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usuario</meta:initial-creator>
    <dc:creator>Mint </dc:creator>
    <meta:creation-date>2013-03-24T15:09:15Z</meta:creation-date>
    <dc:date>2013-11-06T18:29:49</dc:date>
    <meta:editing-cycles>45</meta:editing-cycles>
    <meta:editing-duration>PT16H32M40S</meta:editing-duration>
    <meta:document-statistic meta:table-count="2" meta:cell-count="224" meta:object-count="0"/>
  </office:meta>
</office:document-meta>
</file>